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6A000004A0DB780D7DA92666A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451cm" svg:height="11.999cm" svg:x="1.817cm" svg:y="0.013cm">
          <draw:image xlink:href="Pictures/100002010000046A000004A0DB780D7DA92666AC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8T08:37:12.457020334</dc:date>
    <meta:editing-duration>PT2M8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